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6932" officeooo:paragraph-rsid="001e6932"/>
    </style:style>
    <style:style style:name="P2" style:family="paragraph" style:parent-style-name="Standard">
      <style:paragraph-properties fo:text-align="start" style:justify-single-word="false"/>
      <style:text-properties officeooo:rsid="001e6932" officeooo:paragraph-rsid="001e6932"/>
    </style:style>
    <style:style style:name="P3" style:family="paragraph" style:parent-style-name="Standard">
      <style:paragraph-properties fo:text-align="start" style:justify-single-word="false"/>
      <style:text-properties officeooo:rsid="0021d0f5" officeooo:paragraph-rsid="0021d0f5"/>
    </style:style>
    <style:style style:name="P4" style:family="paragraph" style:parent-style-name="Standard">
      <style:paragraph-properties fo:text-align="start" style:justify-single-word="false"/>
      <style:text-properties officeooo:rsid="0022c6d0" officeooo:paragraph-rsid="0022c6d0"/>
    </style:style>
    <style:style style:name="P5" style:family="paragraph" style:parent-style-name="Standard">
      <style:paragraph-properties fo:text-align="start" style:justify-single-word="false"/>
      <style:text-properties officeooo:rsid="0022cb7c" officeooo:paragraph-rsid="0022cb7c"/>
    </style:style>
    <style:style style:name="P6" style:family="paragraph" style:parent-style-name="Standard">
      <style:paragraph-properties fo:text-align="start" style:justify-single-word="false"/>
      <style:text-properties officeooo:rsid="0022cb7c" officeooo:paragraph-rsid="0024beeb"/>
    </style:style>
    <style:style style:name="P7" style:family="paragraph" style:parent-style-name="Standard">
      <style:paragraph-properties fo:text-align="start" style:justify-single-word="false"/>
      <style:text-properties officeooo:rsid="0022cb7c" officeooo:paragraph-rsid="002957be"/>
    </style:style>
    <style:style style:name="P8" style:family="paragraph" style:parent-style-name="Standard">
      <style:paragraph-properties fo:text-align="start" style:justify-single-word="false"/>
      <style:text-properties officeooo:rsid="0022cb7c" officeooo:paragraph-rsid="002f84a9"/>
    </style:style>
    <style:style style:name="P9" style:family="paragraph" style:parent-style-name="Standard">
      <style:paragraph-properties fo:text-align="start" style:justify-single-word="false"/>
      <style:text-properties officeooo:rsid="0022cb7c" officeooo:paragraph-rsid="00385d48"/>
    </style:style>
    <style:style style:name="P10" style:family="paragraph" style:parent-style-name="Standard">
      <style:paragraph-properties fo:text-align="start" style:justify-single-word="false"/>
      <style:text-properties officeooo:rsid="0022cb7c" officeooo:paragraph-rsid="0041f865"/>
    </style:style>
    <style:style style:name="P11" style:family="paragraph" style:parent-style-name="Standard">
      <style:paragraph-properties fo:text-align="start" style:justify-single-word="false"/>
      <style:text-properties officeooo:rsid="0024beeb" officeooo:paragraph-rsid="0024beeb"/>
    </style:style>
    <style:style style:name="P12" style:family="paragraph" style:parent-style-name="Standard">
      <style:paragraph-properties fo:text-align="start" style:justify-single-word="false"/>
      <style:text-properties officeooo:rsid="0024beeb" officeooo:paragraph-rsid="002957be"/>
    </style:style>
    <style:style style:name="P13" style:family="paragraph" style:parent-style-name="Standard">
      <style:paragraph-properties fo:text-align="start" style:justify-single-word="false"/>
      <style:text-properties officeooo:rsid="0024beeb" officeooo:paragraph-rsid="002f84a9"/>
    </style:style>
    <style:style style:name="P14" style:family="paragraph" style:parent-style-name="Standard">
      <style:paragraph-properties fo:text-align="start" style:justify-single-word="false"/>
      <style:text-properties officeooo:rsid="0024beeb" officeooo:paragraph-rsid="00385d48"/>
    </style:style>
    <style:style style:name="P15" style:family="paragraph" style:parent-style-name="Standard">
      <style:paragraph-properties fo:text-align="start" style:justify-single-word="false"/>
      <style:text-properties officeooo:rsid="0024beeb" officeooo:paragraph-rsid="0041f865"/>
    </style:style>
    <style:style style:name="P16" style:family="paragraph" style:parent-style-name="Standard">
      <style:paragraph-properties fo:text-align="start" style:justify-single-word="false"/>
      <style:text-properties officeooo:rsid="002957be" officeooo:paragraph-rsid="002957be"/>
    </style:style>
    <style:style style:name="P17" style:family="paragraph" style:parent-style-name="Standard">
      <style:paragraph-properties fo:text-align="start" style:justify-single-word="false"/>
      <style:text-properties officeooo:rsid="002ec8a4" officeooo:paragraph-rsid="002ec8a4"/>
    </style:style>
    <style:style style:name="P18" style:family="paragraph" style:parent-style-name="Standard">
      <style:paragraph-properties fo:text-align="start" style:justify-single-word="false"/>
      <style:text-properties officeooo:rsid="00385d48" officeooo:paragraph-rsid="00385d48"/>
    </style:style>
    <style:style style:name="P19" style:family="paragraph" style:parent-style-name="Standard">
      <style:paragraph-properties fo:text-align="start" style:justify-single-word="false"/>
      <style:text-properties officeooo:rsid="00419fdd" officeooo:paragraph-rsid="00419fdd"/>
    </style:style>
    <style:style style:name="P20" style:family="paragraph" style:parent-style-name="Standard">
      <style:paragraph-properties fo:text-align="start" style:justify-single-word="false"/>
      <style:text-properties officeooo:rsid="0022cb7c" officeooo:paragraph-rsid="00487e8f"/>
    </style:style>
    <style:style style:name="T1" style:family="text">
      <style:text-properties officeooo:rsid="001ffafe"/>
    </style:style>
    <style:style style:name="T2" style:family="text">
      <style:text-properties officeooo:rsid="0022c42a"/>
    </style:style>
    <style:style style:name="T3" style:family="text">
      <style:text-properties officeooo:rsid="0024beeb"/>
    </style:style>
    <style:style style:name="T4" style:family="text">
      <style:text-properties officeooo:rsid="00269065"/>
    </style:style>
    <style:style style:name="T5" style:family="text">
      <style:text-properties officeooo:rsid="00288e25"/>
    </style:style>
    <style:style style:name="T6" style:family="text">
      <style:text-properties officeooo:rsid="002957be"/>
    </style:style>
    <style:style style:name="T7" style:family="text">
      <style:text-properties officeooo:rsid="002b25c6"/>
    </style:style>
    <style:style style:name="T8" style:family="text">
      <style:text-properties officeooo:rsid="002cf804"/>
    </style:style>
    <style:style style:name="T9" style:family="text">
      <style:text-properties officeooo:rsid="002dc5fb"/>
    </style:style>
    <style:style style:name="T10" style:family="text">
      <style:text-properties officeooo:rsid="002e1316"/>
    </style:style>
    <style:style style:name="T11" style:family="text">
      <style:text-properties officeooo:rsid="002e2859"/>
    </style:style>
    <style:style style:name="T12" style:family="text">
      <style:text-properties officeooo:rsid="002f84a9"/>
    </style:style>
    <style:style style:name="T13" style:family="text">
      <style:text-properties officeooo:rsid="0031fdc0"/>
    </style:style>
    <style:style style:name="T14" style:family="text">
      <style:text-properties officeooo:rsid="0032ba56"/>
    </style:style>
    <style:style style:name="T15" style:family="text">
      <style:text-properties officeooo:rsid="00340fe3"/>
    </style:style>
    <style:style style:name="T16" style:family="text">
      <style:text-properties officeooo:rsid="0039b73e"/>
    </style:style>
    <style:style style:name="T17" style:family="text">
      <style:text-properties officeooo:rsid="003af887"/>
    </style:style>
    <style:style style:name="T18" style:family="text">
      <style:text-properties officeooo:rsid="003c0b78"/>
    </style:style>
    <style:style style:name="T19" style:family="text">
      <style:text-properties officeooo:rsid="003d2f56"/>
    </style:style>
    <style:style style:name="T20" style:family="text">
      <style:text-properties officeooo:rsid="0043c898"/>
    </style:style>
    <style:style style:name="T21" style:family="text">
      <style:text-properties officeooo:rsid="00455152"/>
    </style:style>
    <style:style style:name="T22" style:family="text">
      <style:text-properties officeooo:rsid="00467090"/>
    </style:style>
    <style:style style:name="T23" style:family="text">
      <style:text-properties officeooo:rsid="0048bc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RDONNEES </text:p>
      <text:p text:style-name="P1"/>
      <text:p text:style-name="P2">NIVEAU 2</text:p>
      <text:p text:style-name="P2"/>
      <text:p text:style-name="P2">Position Tank : <text:span text:style-name="T1">(170, 570)</text:span></text:p>
      <text:p text:style-name="P3">Orientation : d6</text:p>
      <text:p text:style-name="P3">Position Ennemis : (<text:span text:style-name="T2">470, 420, d6) &amp; (670, <text:s/>370, d4)</text:span></text:p>
      <text:p text:style-name="P4">Position Drapeau:(5<text:span text:style-name="T8">35</text:span>, 5<text:span text:style-name="T8">85</text:span>)</text:p>
      <text:p text:style-name="P4"/>
      <text:p text:style-name="P5">NIVEAU 3</text:p>
      <text:p text:style-name="P5"/>
      <text:p text:style-name="P5">Position Tank: (170, 520, d6)</text:p>
      <text:p text:style-name="P5">Position Ennemis: (420, <text:span text:style-name="T7">37</text:span>0, d6) <text:span text:style-name="T3">&amp; (670, 120, d4)</text:span></text:p>
      <text:p text:style-name="P11">Position Drapeau : (5<text:span text:style-name="T9">35</text:span>, 4<text:span text:style-name="T9">35</text:span>)</text:p>
      <text:p text:style-name="P11"/>
      <text:p text:style-name="P11">NIVEAU 10</text:p>
      <text:p text:style-name="P11"/>
      <text:p text:style-name="P6">Position Tank: (<text:span text:style-name="T4">320</text:span>, <text:span text:style-name="T4">120</text:span>, d6)</text:p>
      <text:p text:style-name="P6">Position Ennemis: (<text:span text:style-name="T5">1</text:span>20, <text:span text:style-name="T5">1</text:span>20, d6) <text:span text:style-name="T3">&amp; (570, 120, d4)</text:span></text:p>
      <text:p text:style-name="P11">Position Drapeau : (5<text:span text:style-name="T10">85</text:span>, <text:span text:style-name="T6">635</text:span>)</text:p>
      <text:p text:style-name="P11"/>
      <text:p text:style-name="P16">NIVEAU 11</text:p>
      <text:p text:style-name="P16"/>
      <text:p text:style-name="P7">Position Tank: (170, 520, d6)</text:p>
      <text:p text:style-name="P7">Position Ennemis: (420, 420, d6) <text:span text:style-name="T3">&amp; (670, 170, d4)</text:span></text:p>
      <text:p text:style-name="P12">Position Drapeau : (5<text:span text:style-name="T11">35</text:span>, 4<text:span text:style-name="T11">35</text:span>)</text:p>
      <text:p text:style-name="P12"/>
      <text:p text:style-name="P17">NIVEAU 14</text:p>
      <text:p text:style-name="P17"/>
      <text:p text:style-name="P8">Position Tank: (<text:span text:style-name="T13">320</text:span>, <text:span text:style-name="T14">670</text:span>, d<text:span text:style-name="T15">8</text:span>)</text:p>
      <text:p text:style-name="P8">Position Ennemis: (<text:span text:style-name="T15">17</text:span>0, 4<text:span text:style-name="T15">70</text:span>, d6) <text:span text:style-name="T3">&amp; (470, 320, d4) &amp; (620, 670, d8)</text:span></text:p>
      <text:p text:style-name="P13">Position Drapeau : (<text:span text:style-name="T13">495</text:span>, <text:span text:style-name="T12">685)</text:span></text:p>
      <text:p text:style-name="P13"/>
      <text:p text:style-name="P18">NIVEAU 15</text:p>
      <text:p text:style-name="P18"/>
      <text:p text:style-name="P9">Position Tank: (<text:span text:style-name="T19">52</text:span>0, <text:span text:style-name="T18">20</text:span>, d<text:span text:style-name="T16">2</text:span>)</text:p>
      <text:p text:style-name="P9">Position Ennemis: (<text:span text:style-name="T17">120</text:span>, <text:span text:style-name="T17">17</text:span>0, d<text:span text:style-name="T17">2</text:span>) <text:span text:style-name="T3">&amp; (70, 120, d6)</text:span></text:p>
      <text:p text:style-name="P14">Position Drapeau : (520, 420)</text:p>
      <text:p text:style-name="P14"/>
      <text:p text:style-name="P19">NIVEAU 18</text:p>
      <text:p text:style-name="P19"/>
      <text:p text:style-name="P10">Position Tank: (<text:span text:style-name="T20">22</text:span>0, 20, d<text:span text:style-name="T20">2</text:span>)</text:p>
      <text:p text:style-name="P20">Position Ennemis: (<text:span text:style-name="T21">37</text:span>0, <text:span text:style-name="T21">2</text:span>20, d<text:span text:style-name="T22">2</text:span>) <text:span text:style-name="T3">&amp; (470, 220, d6) &amp; (470, 420, d6) &amp; (470, 520, d6)</text:span></text:p>
      <text:p text:style-name="P15">Position Drapeau : (<text:span text:style-name="T23">635</text:span>, <text:span text:style-name="T23">685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16:38:36.575435389</meta:creation-date>
    <dc:date>2015-05-23T17:43:00.440389266</dc:date>
    <meta:editing-duration>PT44M50S</meta:editing-duration>
    <meta:editing-cycles>46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162" meta:character-count="883" meta:non-whitespace-character-count="749"/>
  </office:meta>
</office:document-meta>
</file>